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>
      <style:paragraph-properties fo:text-align="start"/>
      <style:text-properties style:font-name="Liberation Mono" fo:font-size="10pt"/>
    </style:style>
    <style:style style:name="P9" style:family="paragraph" style:parent-style-name="Text_20_body">
      <style:paragraph-properties fo:margin-top="0cm" fo:margin-bottom="0cm" style:contextual-spacing="false"/>
    </style:style>
    <style:style style:name="P10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fo:font-size="16pt" style:text-underline-style="solid" style:text-underline-width="auto" style:text-underline-color="font-color" fo:font-weight="bold" officeooo:rsid="001608dd" style:font-size-asian="16pt" style:font-weight-asian="bold" style:font-size-complex="16pt" style:font-weight-complex="bold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loext:decorative="false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le form:control-implementation="ooo:com.sun.star.form.component.FileControl" xml:id="control1" form:id="control1"/>
          <form:textarea form:name="prompt-textarea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C</text:span><text:span text:style-name="T2">ómo </text:span><text:span text:style-name="Strong_20_Emphasis"><text:span text:style-name="T2">automatizar el arranque del frontend y el backend</text:span></text:span><text:span text:style-name="T2"> (React/Vite + FastAPI) con un solo comando </text:span></text:p>
      <text:p text:style-name="Text_20_body"/>
      <text:p text:style-name="Text_20_body">¡Buena pregunta! Te explico paso a paso cómo <text:span text:style-name="Strong_20_Emphasis">automatizar el arranque del frontend y el backend</text:span> (React/Vite + FastAPI) con un solo comando, usando un <text:span text:style-name="Strong_20_Emphasis">script en el archivo </text:span><text:span text:style-name="Strong_20_Emphasis"><text:span text:style-name="Source_20_Text">package.json</text:span></text:span><text:span text:style-name="Strong_20_Emphasis"> del frontend</text:span>.</text:p>
      <text:p text:style-name="Horizontal_20_Line"/>
      <text:h text:style-name="Heading_20_2" text:outline-level="2">🔧 OPCIÓN RECOMENDADA: Un solo comando con <text:span text:style-name="Source_20_Text">concurrently</text:span></text:h>
      <text:h text:style-name="Heading_20_3" text:outline-level="3">1. ✅ Instalar <text:span text:style-name="Source_20_Text">concurrently</text:span></text:h>
      <text:p text:style-name="Text_20_body">En la carpeta de tu proyecto frontend (donde está el <text:span text:style-name="Source_20_Text">package.json</text:span>), ejecutá:</text:p>
      <text:p text:style-name="Preformatted_20_Text">bash</text:p>
      <text:p text:style-name="Preformatted_20_Text">CopiarEditar</text:p>
      <text:p text:style-name="P1"><text:span text:style-name="Source_20_Text">npm install concurrently --save-dev</text:span></text:p>
      <text:p text:style-name="Text_20_body">Este paquete permite ejecutar <text:span text:style-name="Strong_20_Emphasis">más de un comando en paralelo</text:span> (como arrancar el backend y el frontend al mismo tiempo).</text:p>
      <text:p text:style-name="Horizontal_20_Line"/>
      <text:h text:style-name="Heading_20_3" text:outline-level="3">2. ✅ Editar el <text:span text:style-name="Source_20_Text">package.json</text:span></text:h>
      <text:p text:style-name="Text_20_body">Abrí tu archivo <text:span text:style-name="Source_20_Text">package.json</text:span> y buscá la sección <text:span text:style-name="Source_20_Text">"scripts"</text:span>. Agregá este script nuevo, por ejemplo:</text:p>
      <text:p text:style-name="Preformatted_20_Text">json</text:p>
      <text:p text:style-name="Preformatted_20_Text">CopiarEditar</text:p>
      <text:p text:style-name="P2"><text:span text:style-name="Source_20_Text">"scripts": {</text:span></text:p>
      <text:p text:style-name="P3"><text:span text:style-name="Source_20_Text"><text:s text:c="2"/>"dev": "concurrently \"npm run start-backend\" \"npm run start-frontend\"",</text:span></text:p>
      <text:p text:style-name="P3"><text:span text:style-name="Source_20_Text"><text:s text:c="2"/>"start-backend": "uvicorn main:app --reload --port 8000 --host 127.0.0.1",</text:span></text:p>
      <text:p text:style-name="P3"><text:span text:style-name="Source_20_Text"><text:s text:c="2"/>"start-frontend": "vite"</text:span></text:p>
      <text:p text:style-name="P4"><text:span text:style-name="Source_20_Text">}</text:span></text:p>
      <text:p text:style-name="Text_20_body">📌 Asegurate de que <text:span text:style-name="Source_20_Text">uvicorn</text:span> esté instalado en tu entorno global o virtual, y que tu archivo <text:span text:style-name="Source_20_Text">main.py</text:span> esté en la raíz o ajustar el path si está en una subcarpeta (como <text:span text:style-name="Source_20_Text">src/main:app</text:span>).</text:p>
      <text:p text:style-name="Horizontal_20_Line"/>
      <text:h text:style-name="Heading_20_3" text:outline-level="3">3. ✅ Ejecutar con un solo comando</text:h>
      <text:p text:style-name="Text_20_body">Estando en la carpeta del frontend (donde está el <text:span text:style-name="Source_20_Text">package.json</text:span>), ejecutás:</text:p>
      <text:p text:style-name="Preformatted_20_Text">bash</text:p>
      <text:p text:style-name="Preformatted_20_Text">CopiarEditar</text:p>
      <text:p text:style-name="P1"><text:span text:style-name="Source_20_Text">npm run dev</text:span></text:p>
      <text:p text:style-name="Text_20_body">Y eso:</text:p>
      <text:list text:style-name="L1">
        <text:list-item>
          <text:p text:style-name="P5"><text:soft-page-break/>Lanza tu <text:span text:style-name="Strong_20_Emphasis">backend FastAPI</text:span> en <text:span text:style-name="Source_20_Text">http://localhost:8000</text:span></text:p>
        </text:list-item>
        <text:list-item>
          <text:p text:style-name="P5">Lanza tu <text:span text:style-name="Strong_20_Emphasis">frontend Vite</text:span> en <text:span text:style-name="Source_20_Text">http://localhost:5173</text:span></text:p>
        </text:list-item>
        <text:list-item>
          <text:p text:style-name="P5">Todo en <text:span text:style-name="Strong_20_Emphasis">una sola terminal</text:span> y al mismo tiempo.</text:p>
        </text:list-item>
      </text:list>
      <text:p text:style-name="Horizontal_20_Line"/>
      <text:h text:style-name="Heading_20_2" text:outline-level="2">💡 Opcional: Script <text:span text:style-name="Source_20_Text">.sh</text:span> si preferís usar Bash</text:h>
      <text:p text:style-name="Text_20_body">Podés crear un archivo <text:span text:style-name="Source_20_Text">start.sh</text:span> con este contenido:</text:p>
      <text:p text:style-name="Preformatted_20_Text">bash</text:p>
      <text:p text:style-name="Preformatted_20_Text">CopiarEditar</text:p>
      <text:p text:style-name="P2"><text:span text:style-name="Source_20_Text">#!/bin/bash</text:span></text:p>
      <text:p text:style-name="P3"/>
      <text:p text:style-name="P3"><text:span text:style-name="Source_20_Text"># Inicia FastAPI en segundo plano</text:span></text:p>
      <text:p text:style-name="P3"><text:span text:style-name="Source_20_Text">uvicorn main:app --reload --port 8000 &amp;</text:span></text:p>
      <text:p text:style-name="P3"/>
      <text:p text:style-name="P3"><text:span text:style-name="Source_20_Text"># Inicia frontend</text:span></text:p>
      <text:p text:style-name="P4"><text:span text:style-name="Source_20_Text">npm run dev</text:span></text:p>
      <text:p text:style-name="Text_20_body">Y lo ejecutás con:</text:p>
      <text:p text:style-name="Preformatted_20_Text">bash</text:p>
      <text:p text:style-name="Preformatted_20_Text">CopiarEditar</text:p>
      <text:p text:style-name="P1"><text:span text:style-name="Source_20_Text">bash start.sh</text:span></text:p>
      <text:p text:style-name="Text_20_body">(Pero esta opción no maneja bien errores ni sincronización, por eso <text:span text:style-name="Source_20_Text">concurrently</text:span> es mejor.)</text:p>
      <text:p text:style-name="Horizontal_20_Line"/>
      <text:p text:style-name="Text_20_body">¿Querés que te lo adapte directamente con tus rutas actuales de React y FastAPI si me pasás tu estructura de carpetas?</text:p>
      <text:p text:style-name="Text_20_body">Preguntar a ChatGPT</text:p>
      <text:h text:style-name="Heading_20_5" text:outline-level="5">Tú dijiste:</text:h>
      <text:p text:style-name="Text_20_body">Capaz que esto ultimo lo haga mañana porque ya es tarde. Yo te aviso como me fue.</text:p>
      <text:h text:style-name="Heading_20_6" text:outline-level="6">ChatGPT Plus</text:h>
      <text:p text:style-name="Text_20_body">Perfecto, Pablo, no hay ningún problema. Me alegra mucho que ya esté funcionando correctamente todo por ahora 🙌.</text:p>
      <text:p text:style-name="Text_20_body">Cuando tengas tiempo mañana, escribime y te ayudo a configurar el script paso a paso si querés. Que tengas una excelente noche y un merecido descanso. ¡Bendiciones! 🌙✨</text:p>
      <text:section text:style-name="Sect1" text:name="thread-bottom-container">
        <text:p text:style-name="P6"/>
        <text:section text:style-name="Sect1" text:name="thread-bottom">
          <text:p text:style-name="P7"><draw:control text:anchor-type="as-char" draw:z-index="0" draw:name="Shape1" draw:style-name="gr1" draw:text-style-name="P8" svg:width="6.457cm" svg:height="0.742cm" draw:control="control1"/></text:p>
          <text:p text:style-name="P9"><draw:control text:anchor-type="as-char" draw:z-index="1" draw:name="Shape2" draw:style-name="gr2" draw:text-style-name="P10" svg:width="6.457cm" svg:height="1.165cm" draw:control="control2"/></text:p>
          <text:section text:style-name="Sect1" text:name="prompt-textarea">
            <text:p text:style-name="P7"/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7T17:51:07.145940300</meta:creation-date>
    <dc:date>2025-07-27T17:52:35.087544400</dc:date>
    <meta:editing-duration>PT1M29S</meta:editing-duration>
    <meta:editing-cycles>1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51" meta:word-count="379" meta:character-count="2292" meta:non-whitespace-character-count="1964"/>
  </office:meta>
</office:document-meta>
</file>